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18:49:08.14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21:28:33.298000000</dc:date>
    <meta:editing-duration>PT20H21M31S</meta:editing-duration>
    <meta:editing-cycles>688</meta:editing-cycles>
    <meta:generator>LibreOffice/5.2.5.1$Windows_x86 LibreOffice_project/0312e1a284a7d50ca85a365c316c7abbf20a4d22</meta:generator>
    <meta:document-statistic meta:table-count="2" meta:cell-count="8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2_obj as Object ' 出力シート 中間ファイル
Dim oSheets As Object ' シートのリスト
Dim sheetName As String ' シートの名前
Dim sheetName1_def As String ' シートの名前
Dim sheetName2 As String ' シートの名前
Dim sheetName2_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2_obj = sheetNames(2)
if oSheets.hasByName(sheetName2_obj) = false then
	oSheets.insertNewByName(sheetName2_obj,2)
end if
oSheet2_obj = oSheets.getByName(sheetName2_obj)

'作成したシートへの書込
ReadOds(oDoc1, oDoc2, sheetNames(0), sheetNames(1), sheetNames(2), oSheet2, oSheet2_obj ) ' ODS読込み

'--------------------------------------------------------------------------------
' ３つ目以降のシートを作成

Dim index As Integer

For index = 3 To 18 Step 3

	sheetName = sheetNames(index)
	sheetName1_def = sheetNames(index+1)
	sheetName2_obj = sheetNames(index+2)
	
	' シートを追加
	if oSheets.hasByName(sheetName) = false then
		oSheets.insertNewByName(sheetName,index)
	end if
	oSheet2 = oSheets.getByName(sheetName)
	
	' 中間シートは作る
	if oSheets.hasByName(sheetName2_obj) = false then
		oSheets.insertNewByName(sheetName2_obj,index)
	end if
	oSheet2_obj = oSheets.getByName(sheetName2_obj)

	'作成したシートへの書込
	ReadOds(oDoc1, oDoc2, sheetName, sheetName1_def, sheetName2_obj, oSheet2, oSheet2_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1_def As String, sheetName1_obj As String, oSheet2 as Object, oSheet2_obj as Object )

	Dim oSheets1 As Object
	Dim oSheet1 As Object
	Dim oSheet1_def As Object
	Dim row1 As Integer
	Dim row1_def As Integer ' 列定義シートの何行目か
	Dim row2_obj As Integer ' 中間シートの何行目か
	Dim row2 As Integer
	Dim column1 As Integer
	Dim column1_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1_def = oSheets1.getByName(sheetName1_def)

	' 1行目の [EOL] を探す
	column1 = 0
    Do While "[EOL]"&lt;&gt;oSheet1.getCellByPosition( column1, 0 ).String
	    	column1 = column1 + 1
    Loop
    column1_len = column1 - 1 ' EOLはカウントしないので 1 引く

	' 中間シートのヘッダー行を作成
	oCell_temp = oSheet2_obj.getCellByPosition( nameColumn_def, 0 )
	oCell_temp.String = "#Name"
	oCell_temp.CellBackColor = RGB(64, 64, 64) ' 背景 濃いグレー
	oCell_temp.CharColor = RGB(255, 255, 255) ' 文字色 白
	oCell_temp = oSheet2_obj.getCellByPosition( typeColumn_def, 0 )
	oCell_temp.String = "#Type"
	oCell_temp.CellBackColor = RGB(64, 64, 64) ' 背景 濃いグレー
	oCell_temp.CharColor = RGB(255, 255, 255) ' 文字色 白
	oCell_temp = oSheet2_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2_obj ) ' 中間シートをアクティブにする
	phase = 0
	row1_def = 1 ' [0]行目はヘッダーなので[1]行目から
	row2_obj = 1 ' [0]行目はヘッダーなので[1]行目から
    Do While "[EOF]"&lt;&gt;oSheet1_def.getCellByPosition( nameColumn_def, row1_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1_def は +1 する。

		If phase = 0 Then
			' 定義シートを見て、Identify フィールドを並べたい。
			If "Identify" = oSheet1_def.getCellByPosition( key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phase = phase + 1
			End If
		ElseIf phase = 2 Then
			' 定義シートを見て、Presentable フィールドを並べたい。
			If "Presentable" = oSheet1_def.getCellByPosition( key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phase = phase + 1
			End If	
		ElseIf phase = 4 Then
			' 定義シートを見て、Input フィールドを並べたい。
			If oSheet1_def.getCellByPosition( input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' 出力しないフィールド
				oSheet2_obj.getCellByPosition( nameColumn_obj, row2_obj ).String = oSheet1_def.getCellByPosition( nameColumn_def, row1_def ).String
				oSheet2_obj.getCellByPosition( typeColumn_obj, row2_obj ).String = ""
				oSheet2_obj.getCellByPosition( keyColumn_obj, row2_obj ).String = "#Skipped"
		    	row1_def = row1_def + 1
		    	row2_obj = row2_obj + 1
			End If	
		End If
		
		If phase = 1 Then
				oSheet2_obj.getCellByPosition( nameColumn_obj, row2_obj ).String = "#Key"
				oSheet2_obj.getCellByPosition( typeColumn_obj, row2_obj ).String = "string"
				oSheet2_obj.getCellByPosition( keyColumn_obj, row2_obj ).String = "Other"
		    	row2_obj = row2_obj + 1
				phase = phase + 1
		ElseIf phase = 3 Then
				oSheet2_obj.getCellByPosition( nameColumn_obj, row2_obj ).String = "#FullPath"
				oSheet2_obj.getCellByPosition( typeColumn_obj, row2_obj ).String = "string"
				oSheet2_obj.getCellByPosition( keyColumn_obj, row2_obj ).String = "Other"
		    	row2_obj = row2_obj + 1
				phase = phase + 1
		End If
    Loop
	oSheet2_obj.getCellByPosition( 0, row2_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2_obj = 1 ' [0]行目はヘッダーなので[1]行目から
	column2 = 0
    Do While "[EOF]"&lt;&gt;oSheet2_obj.getCellByPosition( nameColumn_obj, row2_obj ).String ' 列定義シートを垂直方向に走査する

		' 中間シートは縦に、データシートは横に、フィールドが並んでいるだけ。
		' 中間シートはヘッダーがある分、row2_obj は +1 する。

		' 中間シートの #Name列、#Type列 を確認。
		nameValue = oSheet2_obj.getCellByPosition( nameColumn_obj, row2_obj ).String
		typeValue = oSheet2_obj.getCellByPosition( typeColumn_obj, row2_obj ).String
		keyValue = oSheet2_obj.getCellByPosition( keyColumn_obj, row2_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2_obj = row2_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2_obj = 1	' [0]行目はヘッダーなので[1]行目から
		keyCombineValue = ""
		fullpathCombineValue = ""
	    Do While "[EOF]"&lt;&gt; oSheet2_obj.getCellByPosition( nameColumn_obj, row2_obj ).String ' 列定義シートを垂直方向に走査する
	
			' 中間シートの #Name列、#Type列 を確認。
			nameValue = oSheet2_obj.getCellByPosition( nameColumn_obj, row2_obj ).String
			typeValue = oSheet2_obj.getCellByPosition( typeColumn_obj, row2_obj ).String
			keyValue = oSheet2_obj.getCellByPosition( keyColumn_obj, row2_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oCell_temp.String = Mid ( fullpathCombineValue, 1, Len ( fullpathCombineValue ) - 1 )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2_obj = row2_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